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6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76ff03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a1887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e5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ab47bc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7" table:default-cell-style-name="ce4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selectedTattooStyleIds</text:p>
          </table:table-cell>
          <table:table-cell table:style-name="ce1" office:value-type="string" calcext:value-type="string">
            <text:p>filteredByLocation</text:p>
          </table:table-cell>
          <table:table-cell table:style-name="ce1" office:value-type="string" calcext:value-type="string">
            <text:p>filteredByStyles</text:p>
          </table:table-cell>
          <table:table-cell table:style-name="ce1" office:value-type="string" calcext:value-type="string">
            <text:p>filteredArtists</text:p>
          </table:table-cell>
          <table:table-cell table:number-columns-repeated="7"/>
        </table:table-row>
        <table:table-row table:style-name="ro1">
          <table:table-cell table:number-columns-repeated="4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ilteredByLocation &amp;&amp; filteredByStyles </text:p>
          </table:table-cell>
          <table:table-cell table:number-columns-repeated="7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filteredByLocation</text:p>
          </table:table-cell>
          <table:table-cell table:number-columns-repeated="7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filteredByStyles</text:p>
          </table:table-cell>
          <table:table-cell table:number-columns-repeated="7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filteredByLocation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filteredByStyles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string" calcext:value-type="string">
            <text:p>artists</text:p>
          </table:table-cell>
          <table:table-cell table:number-columns-repeated="7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1:58:31.236073559</meta:creation-date>
    <dc:date>2022-02-25T17:34:17.587073333</dc:date>
    <meta:editing-duration>PT12M24S</meta:editing-duration>
    <meta:editing-cycles>2</meta:editing-cycles>
    <meta:generator>LibreOffice/6.4.7.2$Linux_X86_64 LibreOffice_project/40$Build-2</meta:generator>
    <meta:document-statistic meta:table-count="1" meta:cell-count="78" meta:object-count="0"/>
  </office:meta>
</office:document-meta>
</file>